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font-size="15pt" style:text-underline-style="solid" style:text-underline-width="auto" style:text-underline-color="font-color" fo:font-weight="bold" officeooo:rsid="0015e086" officeooo:paragraph-rsid="0015e08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15e086" officeooo:paragraph-rsid="0015e08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" fo:font-size="12pt" style:text-underline-style="none" fo:font-weight="normal" officeooo:rsid="0015e086" officeooo:paragraph-rsid="0015e08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1b22be" officeooo:paragraph-rsid="001b22b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1cd5d1" officeooo:paragraph-rsid="001cd5d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2392c0" officeooo:paragraph-rsid="002392c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266baf" officeooo:paragraph-rsid="00266b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274911" officeooo:paragraph-rsid="0027491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solid" style:text-underline-width="auto" style:text-underline-color="font-color" fo:font-weight="bold" officeooo:rsid="00266baf" officeooo:paragraph-rsid="00266ba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solid" style:text-underline-width="auto" style:text-underline-color="font-color" fo:font-weight="normal" officeooo:rsid="001b22be" officeooo:paragraph-rsid="001b22b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solid" style:text-underline-width="auto" style:text-underline-color="font-color" fo:font-weight="bold" officeooo:rsid="0015e086" officeooo:paragraph-rsid="0015e086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solid" style:text-underline-width="auto" style:text-underline-color="font-color" fo:font-weight="bold" officeooo:rsid="001b22be" officeooo:paragraph-rsid="001b22b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solid" style:text-underline-width="auto" style:text-underline-color="font-color" fo:font-weight="bold" officeooo:rsid="001cd5d1" officeooo:paragraph-rsid="001cd5d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solid" style:text-underline-width="auto" style:text-underline-color="font-color" fo:font-weight="bold" officeooo:rsid="002392c0" officeooo:paragraph-rsid="002392c0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solid" style:text-underline-width="auto" style:text-underline-color="font-color" fo:font-weight="bold" officeooo:rsid="00266baf" officeooo:paragraph-rsid="00266ba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fo:font-weight="normal" officeooo:rsid="002392c0" officeooo:paragraph-rsid="002392c0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266baf" officeooo:paragraph-rsid="00266baf" style:font-size-asian="10.5pt" style:font-weight-asian="normal" style:font-size-complex="12pt" style:font-weight-complex="normal"/>
    </style:style>
    <style:style style:name="T1" style:family="text">
      <style:text-properties officeooo:rsid="001e52e0"/>
    </style:style>
    <style:style style:name="T2" style:family="text">
      <style:text-properties officeooo:rsid="001fa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hodologie de la fiche de lecture</text:p>
      <text:p text:style-name="P1"/>
      <text:p text:style-name="P1"/>
      <text:p text:style-name="P3"/>
      <text:p text:style-name="P3"/>
      <text:p text:style-name="P11">1. Le contexte (2pts)</text:p>
      <text:p text:style-name="P2"/>
      <text:p text:style-name="P2">A. Date de publication → décrire le contexte historique / litt</text:p>
      <text:p text:style-name="P2">B. Auteur → bio </text:p>
      <text:p text:style-name="P2"/>
      <text:p text:style-name="P2"/>
      <text:p text:style-name="P12">2. Le paratexte (2pts)</text:p>
      <text:p text:style-name="P10"/>
      <text:p text:style-name="P4">A. Titre</text:p>
      <text:p text:style-name="P4">B. Sous-titre</text:p>
      <text:p text:style-name="P4">C. Dédicace-épigraphe</text:p>
      <text:p text:style-name="P4">D. Préface-prologue =/ postface</text:p>
      <text:p text:style-name="P4"/>
      <text:p text:style-name="P4"/>
      <text:p text:style-name="P13">3. Composition de l’œuvre (3pts)</text:p>
      <text:p text:style-name="P5"/>
      <text:p text:style-name="P5">A. <text:span text:style-name="T1">P</text:span>arties / actes</text:p>
      <text:p text:style-name="P5">B. Chapitres / scènes</text:p>
      <text:p text:style-name="P5">C. Début-fin // exposition-dénouement</text:p>
      <text:p text:style-name="P5">D. Schéma <text:span text:style-name="T2">narrative</text:span> → résumé</text:p>
      <text:p text:style-name="P5"/>
      <text:p text:style-name="P5"/>
      <text:p text:style-name="P14">4. La narration (6pts)</text:p>
      <text:p text:style-name="P16"/>
      <text:p text:style-name="P6">A. Espace / lieu(x)</text:p>
      <text:p text:style-name="P6">B. Temporalité / chronologie </text:p>
      <text:p text:style-name="P6">C. L’énonciation</text:p>
      <text:p text:style-name="P6">D. Registre litt</text:p>
      <text:p text:style-name="P6"/>
      <text:p text:style-name="P6"/>
      <text:p text:style-name="P15">5. Interpréter l’œuvre (6pts)</text:p>
      <text:p text:style-name="P7"/>
      <text:p text:style-name="P7">A. Personnage</text:p>
      <text:p text:style-name="P7">B. Thèmes</text:p>
      <text:p text:style-name="P7">C. Valeurs : la vision du monde qui s’en dégage</text:p>
      <text:p text:style-name="P7"/>
      <text:p text:style-name="P7"/>
      <text:p text:style-name="P15">6. Conclusion (1pt)</text:p>
      <text:p text:style-name="P9"/>
      <text:p text:style-name="P8">A. Opinion Personnelle</text:p>
      <text:p text:style-name="P8">B. Argument litt</text:p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6:15:02.039000000</meta:creation-date>
    <dc:date>2022-10-11T14:29:05.053000000</dc:date>
    <meta:editing-duration>PT1H15M40S</meta:editing-duration>
    <meta:editing-cycles>1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6" meta:word-count="105" meta:character-count="622" meta:non-whitespace-character-count="541"/>
  </office:meta>
</office:document-meta>
</file>